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9:17:05.295559116</dc:date>
    <meta:editing-duration>P9DT9H30M17S</meta:editing-duration>
    <meta:editing-cycles>107</meta:editing-cycles>
    <meta:generator>LibreOffice/5.1.6.2$Linux_X86_64 LibreOffice_project/10m0$Build-2</meta:generator>
    <meta:document-statistic meta:table-count="3" meta:cell-count="3235" meta:object-count="0"/>
  </office:meta>
</office:document-meta>
</file>